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8.00pt" fo:font-weight="bold" fo:font-family="'Times New Roman'" style:font-family-asian="'Times New Roman'" style:font-family-complex="'Times New Roman'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5" style:family="text">
      <style:text-properties fo:font-size="14.00pt" style:text-position="super" fo:font-weight="bold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4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6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8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0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4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6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8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2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4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8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00.00%" fo:text-align="left" fo:margin-bottom="8.00p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7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10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13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16" style:family="paragraph">
      <style:paragraph-properties fo:line-height="100.00%" fo:text-align="left" fo:margin-bottom="8.00p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20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23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26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29" style:family="paragraph">
      <style:paragraph-properties fo:line-height="100.00%" fo:text-align="left" fo:margin-bottom="8.00pt"/>
    </style:style>
    <style:style style:name="P30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33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36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39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42" style:family="paragraph">
      <style:paragraph-properties fo:line-height="100.00%" fo:text-align="left" fo:margin-bottom="8.00pt"/>
    </style:style>
    <style:style style:name="P43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46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49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52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5.40pt" fo:text-indent="-5.40pt">
        <style:tab-stops>
          <style:tab-stop style:position="119.10pt"/>
          <style:tab-stop style:position="26311.80pt"/>
        </style:tab-stops>
      </style:paragraph-properties>
    </style:style>
    <style:style style:name="P55" style:family="paragraph">
      <style:paragraph-properties fo:line-height="100.00%" fo:text-align="left" fo:margin-bottom="8.00pt"/>
    </style:style>
    <style:style style:name="P56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59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62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65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68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71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74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77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80" style:family="paragraph">
      <style:paragraph-properties fo:line-height="100.00%" fo:text-align="left" fo:margin-bottom="8.00pt"/>
    </style:style>
    <style:style style:name="P81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84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87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90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93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94" style:family="paragraph">
      <style:paragraph-properties fo:line-height="100.00%" fo:text-align="left"/>
    </style:style>
    <style:style style:name="P95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96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99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04" style:family="paragraph">
      <style:paragraph-properties fo:line-height="100.00%" fo:text-align="left" fo:margin-bottom="8.00pt"/>
    </style:style>
    <style:style style:name="P105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06" style:family="paragraph">
      <style:paragraph-properties fo:line-height="100.00%" fo:text-align="left"/>
    </style:style>
    <style:style style:name="P107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08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11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14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15" style:family="paragraph">
      <style:paragraph-properties fo:line-height="100.00%" fo:text-align="left"/>
    </style:style>
    <style:style style:name="P116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17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18" style:family="paragraph">
      <style:paragraph-properties fo:line-height="100.00%" fo:text-align="left"/>
    </style:style>
    <style:style style:name="P119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20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23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24" style:family="paragraph">
      <style:paragraph-properties fo:line-height="100.00%" fo:text-align="left"/>
    </style:style>
    <style:style style:name="P125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28" style:family="paragraph">
      <style:paragraph-properties fo:line-height="100.00%" fo:text-align="left" fo:margin-bottom="8.00pt"/>
    </style:style>
    <style:style style:name="P129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30" style:family="paragraph">
      <style:paragraph-properties fo:line-height="100.00%" fo:text-align="left"/>
    </style:style>
    <style:style style:name="P131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32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33" style:family="paragraph">
      <style:paragraph-properties fo:line-height="100.00%" fo:text-align="left"/>
    </style:style>
    <style:style style:name="P134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35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38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39" style:family="paragraph">
      <style:paragraph-properties fo:line-height="100.00%" fo:text-align="left"/>
    </style:style>
    <style:style style:name="P140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41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42" style:family="paragraph">
      <style:paragraph-properties fo:line-height="100.00%" fo:text-align="left"/>
    </style:style>
    <style:style style:name="P143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44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45" style:family="paragraph">
      <style:paragraph-properties fo:line-height="100.00%" fo:text-align="left"/>
    </style:style>
    <style:style style:name="P146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47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48" style:family="paragraph">
      <style:paragraph-properties fo:line-height="100.00%" fo:text-align="left"/>
    </style:style>
    <style:style style:name="P149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50" style:family="paragraph">
      <style:paragraph-properties fo:line-height="100.00%" fo:text-align="left"/>
    </style:style>
    <style:style style:name="P151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52" style:family="paragraph">
      <style:paragraph-properties fo:line-height="100.00%" fo:text-align="left" fo:margin-bottom="8.00pt"/>
    </style:style>
    <style:style style:name="P153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54" style:family="paragraph">
      <style:paragraph-properties fo:line-height="100.00%" fo:text-align="left"/>
    </style:style>
    <style:style style:name="P155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56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57" style:family="paragraph">
      <style:paragraph-properties fo:line-height="100.00%" fo:text-align="left"/>
    </style:style>
    <style:style style:name="P158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59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60" style:family="paragraph">
      <style:paragraph-properties fo:line-height="100.00%" fo:text-align="left"/>
    </style:style>
    <style:style style:name="P161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62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63" style:family="paragraph">
      <style:paragraph-properties fo:line-height="100.00%" fo:text-align="left"/>
    </style:style>
    <style:style style:name="P164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65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66" style:family="paragraph">
      <style:paragraph-properties fo:line-height="100.00%" fo:text-align="left"/>
    </style:style>
    <style:style style:name="P167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68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69" style:family="paragraph">
      <style:paragraph-properties fo:line-height="100.00%" fo:text-align="left"/>
    </style:style>
    <style:style style:name="P170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71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72" style:family="paragraph">
      <style:paragraph-properties fo:line-height="100.00%" fo:text-align="left"/>
    </style:style>
    <style:style style:name="P173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74" style:family="paragraph">
      <style:paragraph-properties fo:line-height="100.00%" fo:text-align="left"/>
    </style:style>
    <style:style style:name="P175" style:family="paragraph">
      <style:paragraph-properties fo:line-height="100.00%" fo:text-align="left" fo:margin-left="5.40pt" fo:text-indent="-5.40pt">
        <style:tab-stops>
          <style:tab-stop style:position="136.35pt"/>
          <style:tab-stop style:position="26311.80pt"/>
        </style:tab-stops>
      </style:paragraph-properties>
    </style:style>
    <style:style style:name="P176" style:family="paragraph">
      <style:paragraph-properties fo:line-height="100.00%" fo:text-align="left" fo:margin-bottom="8.00pt"/>
    </style:style>
    <style:style style:name="TableColumn0100" style:family="table-column">
      <style:table-column-properties style:column-width="1.729167in"/>
    </style:style>
    <style:style style:name="TableColumn0101" style:family="table-column">
      <style:table-column-properties style:column-width="4.531250in"/>
    </style:style>
    <style:style style:name="Table01" style:family="table">
      <style:table-properties style:width="6.260417in" fo:margin-left="0.000000in" style:writing-mode="lr" table:align="left" style:may-break-between-rows="true"/>
    </style:style>
    <style:style style:name="TableRow0100" style:family="table-row">
      <style:table-row-properties style:min-row-height="0.333333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1" style:family="table-row">
      <style:table-row-properties style:min-row-height="0.208333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2" style:family="table-row">
      <style:table-row-properties style:min-row-height="0.302083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3" style:family="table-row">
      <style:table-row-properties style:min-row-height="0.750000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1.729167in"/>
    </style:style>
    <style:style style:name="TableColumn0201" style:family="table-column">
      <style:table-column-properties style:column-width="4.531250in"/>
    </style:style>
    <style:style style:name="Table02" style:family="table">
      <style:table-properties style:width="6.260417in" fo:margin-left="0.000000in" style:writing-mode="lr" table:align="left" style:may-break-between-rows="true"/>
    </style:style>
    <style:style style:name="TableRow0200" style:family="table-row">
      <style:table-row-properties style:min-row-height="0.333333in"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1" style:family="table-row">
      <style:table-row-properties style:min-row-height="0.208333in"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2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2" style:family="table-row">
      <style:table-row-properties style:min-row-height="0.302083in"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2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3" style:family="table-row">
      <style:table-row-properties style:min-row-height="0.520833in"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2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1.729167in"/>
    </style:style>
    <style:style style:name="TableColumn0301" style:family="table-column">
      <style:table-column-properties style:column-width="4.531250in"/>
    </style:style>
    <style:style style:name="Table03" style:family="table">
      <style:table-properties style:width="6.260417in" fo:margin-left="0.000000in" style:writing-mode="lr" table:align="left" style:may-break-between-rows="true"/>
    </style:style>
    <style:style style:name="TableRow0300" style:family="table-row">
      <style:table-row-properties style:min-row-height="0.333333in"/>
    </style:style>
    <style:style style:name="TableCell03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3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1" style:family="table-row">
      <style:table-row-properties style:min-row-height="0.208333in"/>
    </style:style>
    <style:style style:name="TableCell03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3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2" style:family="table-row">
      <style:table-row-properties style:min-row-height="0.291667in"/>
    </style:style>
    <style:style style:name="TableCell03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3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3" style:family="table-row">
      <style:table-row-properties style:min-row-height="0.520833in"/>
    </style:style>
    <style:style style:name="TableCell03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3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1.729167in"/>
    </style:style>
    <style:style style:name="TableColumn0401" style:family="table-column">
      <style:table-column-properties style:column-width="4.531250in"/>
    </style:style>
    <style:style style:name="Table04" style:family="table">
      <style:table-properties style:width="6.260417in" fo:margin-left="0.000000in" style:writing-mode="lr" table:align="left" style:may-break-between-rows="true"/>
    </style:style>
    <style:style style:name="TableRow0400" style:family="table-row">
      <style:table-row-properties style:min-row-height="0.333333in"/>
    </style:style>
    <style:style style:name="TableCell04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4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1" style:family="table-row">
      <style:table-row-properties style:min-row-height="0.208333in"/>
    </style:style>
    <style:style style:name="TableCell04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4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2" style:family="table-row">
      <style:table-row-properties style:min-row-height="0.302083in"/>
    </style:style>
    <style:style style:name="TableCell04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4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3" style:family="table-row">
      <style:table-row-properties style:min-row-height="0.520833in"/>
    </style:style>
    <style:style style:name="TableCell04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4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500" style:family="table-column">
      <style:table-column-properties style:column-width="1.968750in"/>
    </style:style>
    <style:style style:name="TableColumn0501" style:family="table-column">
      <style:table-column-properties style:column-width="4.291667in"/>
    </style:style>
    <style:style style:name="Table05" style:family="table">
      <style:table-properties style:width="6.260417in" fo:margin-left="0.000000in" style:writing-mode="lr" table:align="left" style:may-break-between-rows="true"/>
    </style:style>
    <style:style style:name="TableRow0500" style:family="table-row">
      <style:table-row-properties style:min-row-height="0.385417in"/>
    </style:style>
    <style:style style:name="TableCell05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5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1" style:family="table-row">
      <style:table-row-properties style:min-row-height="0.208333in"/>
    </style:style>
    <style:style style:name="TableCell05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5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2" style:family="table-row">
      <style:table-row-properties style:min-row-height="0.291667in"/>
    </style:style>
    <style:style style:name="TableCell05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5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3" style:family="table-row">
      <style:table-row-properties style:min-row-height="0.656250in"/>
    </style:style>
    <style:style style:name="TableCell05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5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4" style:family="table-row">
      <style:table-row-properties style:min-row-height="0.479167in"/>
    </style:style>
    <style:style style:name="TableCell05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5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5" style:family="table-row">
      <style:table-row-properties style:min-row-height="0.489583in"/>
    </style:style>
    <style:style style:name="TableCell05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5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6" style:family="table-row">
      <style:table-row-properties style:min-row-height="0.791667in"/>
    </style:style>
    <style:style style:name="TableCell05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5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7" style:family="table-row">
      <style:table-row-properties style:min-row-height="0.458333in"/>
    </style:style>
    <style:style style:name="TableCell05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5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600" style:family="table-column">
      <style:table-column-properties style:column-width="1.968750in"/>
    </style:style>
    <style:style style:name="TableColumn0601" style:family="table-column">
      <style:table-column-properties style:column-width="4.291667in"/>
    </style:style>
    <style:style style:name="Table06" style:family="table">
      <style:table-properties style:width="6.260417in" fo:margin-left="0.000000in" style:writing-mode="lr" table:align="left" style:may-break-between-rows="true"/>
    </style:style>
    <style:style style:name="TableRow0600" style:family="table-row">
      <style:table-row-properties style:min-row-height="0.354167in"/>
    </style:style>
    <style:style style:name="TableCell06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6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601" style:family="table-row">
      <style:table-row-properties style:min-row-height="0.208333in"/>
    </style:style>
    <style:style style:name="TableCell06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6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602" style:family="table-row">
      <style:table-row-properties style:min-row-height="0.302083in"/>
    </style:style>
    <style:style style:name="TableCell06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6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603" style:family="table-row">
      <style:table-row-properties style:min-row-height="0.562500in"/>
    </style:style>
    <style:style style:name="TableCell06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6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604" style:family="table-row">
      <style:table-row-properties style:min-row-height="0.479167in"/>
    </style:style>
    <style:style style:name="TableCell06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6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605" style:family="table-row">
      <style:table-row-properties style:min-row-height="0.489583in"/>
    </style:style>
    <style:style style:name="TableCell06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6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606" style:family="table-row">
      <style:table-row-properties style:min-row-height="0.458333in"/>
    </style:style>
    <style:style style:name="TableCell06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6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607" style:family="table-row">
      <style:table-row-properties style:min-row-height="0.458333in"/>
    </style:style>
    <style:style style:name="TableCell06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6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700" style:family="table-column">
      <style:table-column-properties style:column-width="1.968750in"/>
    </style:style>
    <style:style style:name="TableColumn0701" style:family="table-column">
      <style:table-column-properties style:column-width="4.291667in"/>
    </style:style>
    <style:style style:name="Table07" style:family="table">
      <style:table-properties style:width="6.260417in" fo:margin-left="0.000000in" style:writing-mode="lr" table:align="left" style:may-break-between-rows="true"/>
    </style:style>
    <style:style style:name="TableRow0700" style:family="table-row">
      <style:table-row-properties style:min-row-height="0.354167in"/>
    </style:style>
    <style:style style:name="TableCell07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7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701" style:family="table-row">
      <style:table-row-properties style:min-row-height="0.208333in"/>
    </style:style>
    <style:style style:name="TableCell07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7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702" style:family="table-row">
      <style:table-row-properties style:min-row-height="0.302083in"/>
    </style:style>
    <style:style style:name="TableCell07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7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703" style:family="table-row">
      <style:table-row-properties style:min-row-height="0.562500in"/>
    </style:style>
    <style:style style:name="TableCell07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7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704" style:family="table-row">
      <style:table-row-properties style:min-row-height="0.479167in"/>
    </style:style>
    <style:style style:name="TableCell07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7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705" style:family="table-row">
      <style:table-row-properties style:min-row-height="0.489583in"/>
    </style:style>
    <style:style style:name="TableCell07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7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706" style:family="table-row">
      <style:table-row-properties style:min-row-height="0.458333in"/>
    </style:style>
    <style:style style:name="TableCell07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7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707" style:family="table-row">
      <style:table-row-properties style:min-row-height="0.458333in"/>
    </style:style>
    <style:style style:name="TableCell07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7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800" style:family="table-column">
      <style:table-column-properties style:column-width="1.968750in"/>
    </style:style>
    <style:style style:name="TableColumn0801" style:family="table-column">
      <style:table-column-properties style:column-width="4.291667in"/>
    </style:style>
    <style:style style:name="Table08" style:family="table">
      <style:table-properties style:width="6.260417in" fo:margin-left="0.000000in" style:writing-mode="lr" table:align="left" style:may-break-between-rows="true"/>
    </style:style>
    <style:style style:name="TableRow0800" style:family="table-row">
      <style:table-row-properties style:min-row-height="0.354167in"/>
    </style:style>
    <style:style style:name="TableCell08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8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801" style:family="table-row">
      <style:table-row-properties style:min-row-height="0.208333in"/>
    </style:style>
    <style:style style:name="TableCell08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8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802" style:family="table-row">
      <style:table-row-properties style:min-row-height="0.302083in"/>
    </style:style>
    <style:style style:name="TableCell08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8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803" style:family="table-row">
      <style:table-row-properties style:min-row-height="0.656250in"/>
    </style:style>
    <style:style style:name="TableCell08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8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804" style:family="table-row">
      <style:table-row-properties style:min-row-height="0.479167in"/>
    </style:style>
    <style:style style:name="TableCell08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8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805" style:family="table-row">
      <style:table-row-properties style:min-row-height="0.489583in"/>
    </style:style>
    <style:style style:name="TableCell08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8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806" style:family="table-row">
      <style:table-row-properties style:min-row-height="0.458333in"/>
    </style:style>
    <style:style style:name="TableCell08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8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807" style:family="table-row">
      <style:table-row-properties style:min-row-height="0.458333in"/>
    </style:style>
    <style:style style:name="TableCell08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8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900" style:family="table-column">
      <style:table-column-properties style:column-width="1.968750in"/>
    </style:style>
    <style:style style:name="TableColumn0901" style:family="table-column">
      <style:table-column-properties style:column-width="4.291667in"/>
    </style:style>
    <style:style style:name="Table09" style:family="table">
      <style:table-properties style:width="6.260417in" fo:margin-left="0.000000in" style:writing-mode="lr" table:align="left" style:may-break-between-rows="true"/>
    </style:style>
    <style:style style:name="TableRow0900" style:family="table-row">
      <style:table-row-properties style:min-row-height="0.354167in"/>
    </style:style>
    <style:style style:name="TableCell09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9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901" style:family="table-row">
      <style:table-row-properties style:min-row-height="0.208333in"/>
    </style:style>
    <style:style style:name="TableCell09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9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902" style:family="table-row">
      <style:table-row-properties style:min-row-height="0.302083in"/>
    </style:style>
    <style:style style:name="TableCell09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9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903" style:family="table-row">
      <style:table-row-properties style:min-row-height="0.562500in"/>
    </style:style>
    <style:style style:name="TableCell09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9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904" style:family="table-row">
      <style:table-row-properties style:min-row-height="0.479167in"/>
    </style:style>
    <style:style style:name="TableCell09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9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905" style:family="table-row">
      <style:table-row-properties style:min-row-height="0.489583in"/>
    </style:style>
    <style:style style:name="TableCell09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9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906" style:family="table-row">
      <style:table-row-properties style:min-row-height="0.458333in"/>
    </style:style>
    <style:style style:name="TableCell09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9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907" style:family="table-row">
      <style:table-row-properties style:min-row-height="0.458333in"/>
    </style:style>
    <style:style style:name="TableCell09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e7e6e6"/>
    </style:style>
    <style:style style:name="TableCell09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2">UART Driver for AVR Microcontrollers</text:span></text:p>
      <text:p text:style-name="P1"><text:span text:style-name="T3"/></text:p>
      <text:p text:style-name="P1"><text:span text:style-name="T4">Version: 1</text:span><text:span text:style-name="T5">st</text:span><text:span text:style-name="T6"><text:s text:c="68"/>Date: 1/11/2023</text:span></text:p>
      <text:list text:style-name="L2">
        <text:list-item>
          <text:p text:style-name="P2"><text:span text:style-name="T7">API specification</text:span></text:p>
        </text:list-item>
      </text:list>
      <text:p text:style-name="P3"><text:span text:style-name="T8">1.1</text:span><text:span text:style-name="T9"><text:s/></text:span><text:span text:style-name="T10">Type definitions</text:span></text:p>
      <text:p text:style-name="P3"><text:span text:style-name="T11"/></text:p>
      <text:p text:style-name="P3"><text:span text:style-name="T11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12">Name:</text:span></text:p>
          </table:table-cell>
          <table:table-cell table:style-name="TableCell010001">
            <text:p text:style-name="P5"><text:span text:style-name="T12">UART_BitData</text:span></text:p>
          </table:table-cell>
        </table:table-row>
        <table:table-row table:style-name="TableRow0101">
          <table:table-cell table:style-name="TableCell010100">
            <text:p text:style-name="P8"><text:span text:style-name="T12">Type:</text:span></text:p>
          </table:table-cell>
          <table:table-cell table:style-name="TableCell010101">
            <text:p text:style-name="P8"><text:span text:style-name="T12">Enum</text:span></text:p>
          </table:table-cell>
        </table:table-row>
        <table:table-row table:style-name="TableRow0102">
          <table:table-cell table:style-name="TableCell010200">
            <text:p text:style-name="P11"><text:span text:style-name="T12">Element:</text:span></text:p>
          </table:table-cell>
          <table:table-cell table:style-name="TableCell010201">
            <text:p text:style-name="P11"><text:span text:style-name="T13">FIVE_BIT_MODE</text:span><text:span text:style-name="T14"><text:s/>,<text:s/></text:span><text:span text:style-name="T15">SIX_BIT_MODE</text:span><text:span text:style-name="T16"><text:s text:c="2"/>= 2,<text:s/></text:span><text:span text:style-name="T17">SEVEN_BIT_MODE</text:span><text:span text:style-name="T18"><text:s/>= 4,<text:s/></text:span><text:span text:style-name="T19">EIGHT_BIT_MODE</text:span><text:span text:style-name="T20"><text:s/>= 6</text:span></text:p>
          </table:table-cell>
        </table:table-row>
        <table:table-row table:style-name="TableRow0103">
          <table:table-cell table:style-name="TableCell010300">
            <text:p text:style-name="P14"><text:span text:style-name="T20">Description:</text:span></text:p>
          </table:table-cell>
          <table:table-cell table:style-name="TableCell010301">
            <text:p text:style-name="P14"><text:span text:style-name="T20">These are the return which num of bit mode<text:s text:c="2"/>you use</text:span></text:p>
          </table:table-cell>
        </table:table-row>
      </table:table>
      <text:p text:style-name="P16"><text:span text:style-name="T20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8"><text:span text:style-name="T22">Name:</text:span></text:p>
          </table:table-cell>
          <table:table-cell table:style-name="TableCell020001">
            <text:p text:style-name="P18"><text:span text:style-name="T22">UART_Parity</text:span></text:p>
          </table:table-cell>
        </table:table-row>
        <table:table-row table:style-name="TableRow0201">
          <table:table-cell table:style-name="TableCell020100">
            <text:p text:style-name="P21"><text:span text:style-name="T22">Type:</text:span></text:p>
          </table:table-cell>
          <table:table-cell table:style-name="TableCell020101">
            <text:p text:style-name="P21"><text:span text:style-name="T22">Enum</text:span></text:p>
          </table:table-cell>
        </table:table-row>
        <table:table-row table:style-name="TableRow0202">
          <table:table-cell table:style-name="TableCell020200">
            <text:p text:style-name="P24"><text:span text:style-name="T22">Element:</text:span></text:p>
          </table:table-cell>
          <table:table-cell table:style-name="TableCell020201">
            <text:p text:style-name="P24"><text:span text:style-name="T23">DISABLED_PARITY</text:span><text:span text:style-name="T24"><text:s/>,</text:span><text:span text:style-name="T25">EVEN_PARITY</text:span><text:span text:style-name="T26"><text:s/>= 32 ,<text:s/></text:span><text:span text:style-name="T27">ODD_PARITY</text:span><text:span text:style-name="T28"><text:s/>= 48 </text:span></text:p>
          </table:table-cell>
        </table:table-row>
        <table:table-row table:style-name="TableRow0203">
          <table:table-cell table:style-name="TableCell020300">
            <text:p text:style-name="P27"><text:span text:style-name="T28">Description:</text:span></text:p>
          </table:table-cell>
          <table:table-cell table:style-name="TableCell020301">
            <text:p text:style-name="P27"><text:span text:style-name="T28">These are the return which parity mode<text:s text:c="2"/>you use</text:span></text:p>
          </table:table-cell>
        </table:table-row>
      </table:table>
      <text:p text:style-name="P29"><text:span text:style-name="T28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31"><text:span text:style-name="T30">Name:</text:span></text:p>
          </table:table-cell>
          <table:table-cell table:style-name="TableCell030001">
            <text:p text:style-name="P31"><text:span text:style-name="T30">UART_StopBit</text:span></text:p>
          </table:table-cell>
        </table:table-row>
        <table:table-row table:style-name="TableRow0301">
          <table:table-cell table:style-name="TableCell030100">
            <text:p text:style-name="P34"><text:span text:style-name="T30">Type:</text:span></text:p>
          </table:table-cell>
          <table:table-cell table:style-name="TableCell030101">
            <text:p text:style-name="P34"><text:span text:style-name="T30">Enum</text:span></text:p>
          </table:table-cell>
        </table:table-row>
        <table:table-row table:style-name="TableRow0302">
          <table:table-cell table:style-name="TableCell030200">
            <text:p text:style-name="P37"><text:span text:style-name="T30">Element:</text:span></text:p>
          </table:table-cell>
          <table:table-cell table:style-name="TableCell030201">
            <text:p text:style-name="P37"><text:span text:style-name="T31">ONE_STOP_BIT</text:span><text:span text:style-name="T32"><text:s/>,<text:s/></text:span><text:span text:style-name="T33">TWO_STOP_BIT</text:span><text:span text:style-name="T34"><text:s/>= 8</text:span></text:p>
          </table:table-cell>
        </table:table-row>
        <table:table-row table:style-name="TableRow0303">
          <table:table-cell table:style-name="TableCell030300">
            <text:p text:style-name="P40"><text:span text:style-name="T34">Description:</text:span></text:p>
          </table:table-cell>
          <table:table-cell table:style-name="TableCell030301">
            <text:p text:style-name="P40"><text:span text:style-name="T34">These are the return which num of stop bit mode<text:s text:c="2"/>you use</text:span></text:p>
          </table:table-cell>
        </table:table-row>
      </table:table>
      <text:p text:style-name="P42"><text:span text:style-name="T34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44"><text:span text:style-name="T36">Name:</text:span></text:p>
          </table:table-cell>
          <table:table-cell table:style-name="TableCell040001">
            <text:p text:style-name="P44"><text:span text:style-name="T36">UART_ConfigType</text:span></text:p>
          </table:table-cell>
        </table:table-row>
        <table:table-row table:style-name="TableRow0401">
          <table:table-cell table:style-name="TableCell040100">
            <text:p text:style-name="P47"><text:span text:style-name="T36">Type:</text:span></text:p>
          </table:table-cell>
          <table:table-cell table:style-name="TableCell040101">
            <text:p text:style-name="P47"><text:span text:style-name="T36">struct</text:span></text:p>
          </table:table-cell>
        </table:table-row>
        <table:table-row table:style-name="TableRow0402">
          <table:table-cell table:style-name="TableCell040200">
            <text:p text:style-name="P50"><text:span text:style-name="T36">Element:</text:span></text:p>
          </table:table-cell>
          <table:table-cell table:style-name="TableCell040201">
            <text:p text:style-name="P50"><text:span text:style-name="T36"><text:tab/>UART_BitData bit_data;</text:span></text:p>
            <text:p text:style-name="P50"><text:span text:style-name="T36"><text:tab/>UART_Parity parity;</text:span></text:p>
            <text:p text:style-name="P50"><text:span text:style-name="T36"><text:tab/>UART_StopBit stop_bit;</text:span></text:p>
            <text:p text:style-name="P50"><text:span text:style-name="T36"><text:tab/>uint32 baud_rate;</text:span></text:p>
          </table:table-cell>
        </table:table-row>
        <table:table-row table:style-name="TableRow0403">
          <table:table-cell table:style-name="TableCell040300">
            <text:p text:style-name="P53"><text:span text:style-name="T36">Description:</text:span></text:p>
          </table:table-cell>
          <table:table-cell table:style-name="TableCell040301">
            <text:p text:style-name="P53"><text:span text:style-name="T36">These are uart config (bit data,parity,stop_bit,baud_rate)</text:span></text:p>
          </table:table-cell>
        </table:table-row>
      </table:table>
      <text:p text:style-name="P55"><text:span text:style-name="T36"/></text:p>
      <text:p text:style-name="P55"><text:span text:style-name="T37">1.2 Function definitions </text:span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57"><text:span text:style-name="T39">Service name:</text:span><text:span text:style-name="T40"/></text:p>
          </table:table-cell>
          <table:table-cell table:style-name="TableCell050001">
            <text:p text:style-name="P57"><text:span text:style-name="T40">UART_init</text:span></text:p>
          </table:table-cell>
        </table:table-row>
        <table:table-row table:style-name="TableRow0501">
          <table:table-cell table:style-name="TableCell050100">
            <text:p text:style-name="P60"><text:span text:style-name="T41">Syntax:</text:span><text:span text:style-name="T42"/></text:p>
          </table:table-cell>
          <table:table-cell table:style-name="TableCell050101">
            <text:p text:style-name="P60"><text:span text:style-name="T42">void UART_init(const UART_ConfigType * Config_Ptr)</text:span></text:p>
          </table:table-cell>
        </table:table-row>
        <table:table-row table:style-name="TableRow0502">
          <table:table-cell table:style-name="TableCell050200">
            <text:p text:style-name="P63"><text:span text:style-name="T43">Parameters (in):</text:span><text:span text:style-name="T44"/></text:p>
          </table:table-cell>
          <table:table-cell table:style-name="TableCell050201">
            <text:p text:style-name="P63"><text:span text:style-name="T45">c</text:span><text:span text:style-name="T46">onst UART_ConfigType * Config_Ptr</text:span></text:p>
          </table:table-cell>
        </table:table-row>
        <table:table-row table:style-name="TableRow0503">
          <table:table-cell table:style-name="TableCell050300">
            <text:p text:style-name="P66"><text:span text:style-name="T47">Parameters (in/out):</text:span><text:span text:style-name="T48"/></text:p>
          </table:table-cell>
          <table:table-cell table:style-name="TableCell050301">
            <text:p text:style-name="P66"><text:span text:style-name="T48">NONE</text:span></text:p>
          </table:table-cell>
        </table:table-row>
        <table:table-row table:style-name="TableRow0504">
          <table:table-cell table:style-name="TableCell050400">
            <text:p text:style-name="P69"><text:span text:style-name="T49">Parameters (out):</text:span><text:span text:style-name="T50"/></text:p>
          </table:table-cell>
          <table:table-cell table:style-name="TableCell050401">
            <text:p text:style-name="P69"><text:span text:style-name="T50">NONE</text:span></text:p>
          </table:table-cell>
        </table:table-row>
        <table:table-row table:style-name="TableRow0505">
          <table:table-cell table:style-name="TableCell050500">
            <text:p text:style-name="P72"><text:span text:style-name="T51">Return value:</text:span><text:span text:style-name="T52"/></text:p>
          </table:table-cell>
          <table:table-cell table:style-name="TableCell050501">
            <text:p text:style-name="P72"><text:span text:style-name="T52">NONE</text:span></text:p>
          </table:table-cell>
        </table:table-row>
        <table:table-row table:style-name="TableRow0506">
          <table:table-cell table:style-name="TableCell050600">
            <text:p text:style-name="P75"><text:span text:style-name="T53">Description:</text:span><text:span text:style-name="T54"/></text:p>
          </table:table-cell>
          <table:table-cell table:style-name="TableCell050601">
            <text:p text:style-name="P75"><text:span text:style-name="T54">Functional responsible for Initialize the UART device by:</text:span></text:p>
            <text:p text:style-name="P75"><text:span text:style-name="T54"><text:s/>* 1. Setup the Frame format like number of data bits, parity bit type and number of stop bits.</text:span></text:p>
            <text:p text:style-name="P75"><text:span text:style-name="T54"><text:s/>* 2. Enable the UART.</text:span></text:p>
            <text:p text:style-name="P75"><text:span text:style-name="T54"><text:s/>* 3. Setup the UART baud rate.</text:span></text:p>
          </table:table-cell>
        </table:table-row>
        <table:table-row table:style-name="TableRow0507">
          <table:table-cell table:style-name="TableCell050700">
            <text:p text:style-name="P78"><text:span text:style-name="T55">NUM:</text:span><text:span text:style-name="T56"/></text:p>
          </table:table-cell>
          <table:table-cell table:style-name="TableCell050701">
            <text:p text:style-name="P78"><text:span text:style-name="T56"/></text:p>
          </table:table-cell>
        </table:table-row>
      </table:table>
      <text:p text:style-name="P80"><text:span text:style-name="T56"/></text:p>
      <text:p text:style-name="P80"><text:span text:style-name="T56"/></text:p>
      <text:p text:style-name="P80"><text:span text:style-name="T56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82"><text:span text:style-name="T57">Service name:</text:span><text:span text:style-name="T58"/></text:p>
          </table:table-cell>
          <table:table-cell table:style-name="TableCell060001">
            <text:p text:style-name="P82"><text:span text:style-name="T58">UART_sendByte</text:span></text:p>
          </table:table-cell>
        </table:table-row>
        <table:table-row table:style-name="TableRow0601">
          <table:table-cell table:style-name="TableCell060100">
            <text:p text:style-name="P85"><text:span text:style-name="T59">Syntax:</text:span><text:span text:style-name="T60"/></text:p>
          </table:table-cell>
          <table:table-cell table:style-name="TableCell060101">
            <text:p text:style-name="P85"><text:span text:style-name="T60">void UART_sendByte(const uint8 data)</text:span></text:p>
          </table:table-cell>
        </table:table-row>
        <table:table-row table:style-name="TableRow0602">
          <table:table-cell table:style-name="TableCell060200">
            <text:p text:style-name="P88"><text:span text:style-name="T61">Parameters (in):</text:span><text:span text:style-name="T62"/></text:p>
          </table:table-cell>
          <table:table-cell table:style-name="TableCell060201">
            <text:p text:style-name="P88"><text:span text:style-name="T62">const uint8 data</text:span></text:p>
          </table:table-cell>
        </table:table-row>
        <table:table-row table:style-name="TableRow0603">
          <table:table-cell table:style-name="TableCell060300">
            <text:p text:style-name="P91"><text:span text:style-name="T63">Parameters (in/out):</text:span><text:span text:style-name="T64"/></text:p>
          </table:table-cell>
          <table:table-cell table:style-name="TableCell060301">
            <text:p text:style-name="P91"><text:span text:style-name="T65">None</text:span><text:span text:style-name="T66"/></text:p>
          </table:table-cell>
        </table:table-row>
        <table:table-row table:style-name="TableRow0604">
          <table:table-cell table:style-name="TableCell060400">
            <text:p text:style-name="P94"><text:span text:style-name="T67">Parameters (out):</text:span><text:span text:style-name="T68"/></text:p>
          </table:table-cell>
          <table:table-cell table:style-name="TableCell060401">
            <text:p text:style-name="P94"><text:span text:style-name="T69">None</text:span><text:span text:style-name="T70"/></text:p>
          </table:table-cell>
        </table:table-row>
        <table:table-row table:style-name="TableRow0605">
          <table:table-cell table:style-name="TableCell060500">
            <text:p text:style-name="P97"><text:span text:style-name="T71">Return value:</text:span><text:span text:style-name="T72"/></text:p>
          </table:table-cell>
          <table:table-cell table:style-name="TableCell060501">
            <text:p text:style-name="P97"><text:span text:style-name="T73">None</text:span><text:span text:style-name="T74"/></text:p>
          </table:table-cell>
        </table:table-row>
        <table:table-row table:style-name="TableRow0606">
          <table:table-cell table:style-name="TableCell060600">
            <text:p text:style-name="P100"><text:span text:style-name="T75">Description:</text:span><text:span text:style-name="T76"/></text:p>
          </table:table-cell>
          <table:table-cell table:style-name="TableCell060601">
            <text:p text:style-name="P100"><text:span text:style-name="T76"><text:s/>Functional responsible for send byte to another UART device.</text:span></text:p>
          </table:table-cell>
        </table:table-row>
        <table:table-row table:style-name="TableRow0607">
          <table:table-cell table:style-name="TableCell060700">
            <text:p text:style-name="P102"><text:span text:style-name="T77">NUM:</text:span><text:span text:style-name="T78"/></text:p>
          </table:table-cell>
          <table:table-cell table:style-name="TableCell060701">
            <text:p text:style-name="P102"><text:span text:style-name="T78"/></text:p>
          </table:table-cell>
        </table:table-row>
      </table:table>
      <text:p text:style-name="P104"><text:span text:style-name="T78"/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106"><text:span text:style-name="T80">Service name:</text:span></text:p>
          </table:table-cell>
          <table:table-cell table:style-name="TableCell070001">
            <text:p text:style-name="P106"><text:span text:style-name="T80">UART_recieveByte</text:span></text:p>
          </table:table-cell>
        </table:table-row>
        <table:table-row table:style-name="TableRow0701">
          <table:table-cell table:style-name="TableCell070100">
            <text:p text:style-name="P109"><text:span text:style-name="T80">Syntax:</text:span></text:p>
          </table:table-cell>
          <table:table-cell table:style-name="TableCell070101">
            <text:p text:style-name="P109"><text:span text:style-name="T80">uint8 UART_recieveByte(void)</text:span></text:p>
          </table:table-cell>
        </table:table-row>
        <table:table-row table:style-name="TableRow0702">
          <table:table-cell table:style-name="TableCell070200">
            <text:p text:style-name="P112"><text:span text:style-name="T80">Parameters (in):</text:span></text:p>
          </table:table-cell>
          <table:table-cell table:style-name="TableCell070201">
            <text:p text:style-name="P112"><text:span text:style-name="T81">NONE</text:span><text:span text:style-name="T82"/></text:p>
          </table:table-cell>
        </table:table-row>
        <table:table-row table:style-name="TableRow0703">
          <table:table-cell table:style-name="TableCell070300">
            <text:p text:style-name="P115"><text:span text:style-name="T82">Parameters (in/out):</text:span></text:p>
          </table:table-cell>
          <table:table-cell table:style-name="TableCell070301">
            <text:p text:style-name="P115"><text:span text:style-name="T82">None</text:span></text:p>
          </table:table-cell>
        </table:table-row>
        <table:table-row table:style-name="TableRow0704">
          <table:table-cell table:style-name="TableCell070400">
            <text:p text:style-name="P118"><text:span text:style-name="T82">Parameters (out):</text:span></text:p>
          </table:table-cell>
          <table:table-cell table:style-name="TableCell070401">
            <text:p text:style-name="P118"><text:span text:style-name="T82">UINT8</text:span></text:p>
          </table:table-cell>
        </table:table-row>
        <table:table-row table:style-name="TableRow0705">
          <table:table-cell table:style-name="TableCell070500">
            <text:p text:style-name="P121"><text:span text:style-name="T82">Return value:</text:span></text:p>
          </table:table-cell>
          <table:table-cell table:style-name="TableCell070501">
            <text:p text:style-name="P121"><text:span text:style-name="T82">UDR</text:span></text:p>
          </table:table-cell>
        </table:table-row>
        <table:table-row table:style-name="TableRow0706">
          <table:table-cell table:style-name="TableCell070600">
            <text:p text:style-name="P124"><text:span text:style-name="T82">Description:</text:span></text:p>
          </table:table-cell>
          <table:table-cell table:style-name="TableCell070601">
            <text:p text:style-name="P124"><text:span text:style-name="T82">Functional responsible for receive byte from another UART device.</text:span></text:p>
          </table:table-cell>
        </table:table-row>
        <table:table-row table:style-name="TableRow0707">
          <table:table-cell table:style-name="TableCell070700">
            <text:p text:style-name="P126"><text:span text:style-name="T82">NUM:</text:span></text:p>
          </table:table-cell>
          <table:table-cell table:style-name="TableCell070701">
            <text:p text:style-name="P126"><text:span text:style-name="T82"/></text:p>
          </table:table-cell>
        </table:table-row>
      </table:table>
      <text:p text:style-name="P128"><text:span text:style-name="T82"/></text:p>
      <text:p text:style-name="P128"><text:span text:style-name="T82"/></text:p>
      <table:table table:style-name="Table08">
        <table:table-column table:style-name="TableColumn0800"/>
        <table:table-column table:style-name="TableColumn0801"/>
        <table:table-row table:style-name="TableRow0800">
          <table:table-cell table:style-name="TableCell080000">
            <text:p text:style-name="P130"><text:span text:style-name="T84">Service name:</text:span></text:p>
          </table:table-cell>
          <table:table-cell table:style-name="TableCell080001">
            <text:p text:style-name="P130"><text:span text:style-name="T84">UART_sendString</text:span></text:p>
          </table:table-cell>
        </table:table-row>
        <table:table-row table:style-name="TableRow0801">
          <table:table-cell table:style-name="TableCell080100">
            <text:p text:style-name="P133"><text:span text:style-name="T84">Syntax:</text:span></text:p>
          </table:table-cell>
          <table:table-cell table:style-name="TableCell080101">
            <text:p text:style-name="P133"><text:span text:style-name="T84">void UART_sendString(const uint8 *Str);</text:span></text:p>
          </table:table-cell>
        </table:table-row>
        <table:table-row table:style-name="TableRow0802">
          <table:table-cell table:style-name="TableCell080200">
            <text:p text:style-name="P136"><text:span text:style-name="T84">Parameters (in):</text:span></text:p>
          </table:table-cell>
          <table:table-cell table:style-name="TableCell080201">
            <text:p text:style-name="P136"><text:span text:style-name="T84">const uint8<text:s/></text:span><text:span text:style-name="T85">*str</text:span><text:span text:style-name="T86"/></text:p>
          </table:table-cell>
        </table:table-row>
        <table:table-row table:style-name="TableRow0803">
          <table:table-cell table:style-name="TableCell080300">
            <text:p text:style-name="P139"><text:span text:style-name="T86">Parameters (in/out):</text:span></text:p>
          </table:table-cell>
          <table:table-cell table:style-name="TableCell080301">
            <text:p text:style-name="P139"><text:span text:style-name="T86">None</text:span></text:p>
          </table:table-cell>
        </table:table-row>
        <table:table-row table:style-name="TableRow0804">
          <table:table-cell table:style-name="TableCell080400">
            <text:p text:style-name="P142"><text:span text:style-name="T86">Parameters (out):</text:span></text:p>
          </table:table-cell>
          <table:table-cell table:style-name="TableCell080401">
            <text:p text:style-name="P142"><text:span text:style-name="T86">None</text:span></text:p>
          </table:table-cell>
        </table:table-row>
        <table:table-row table:style-name="TableRow0805">
          <table:table-cell table:style-name="TableCell080500">
            <text:p text:style-name="P145"><text:span text:style-name="T86">Return value:</text:span></text:p>
          </table:table-cell>
          <table:table-cell table:style-name="TableCell080501">
            <text:p text:style-name="P145"><text:span text:style-name="T86">None</text:span></text:p>
          </table:table-cell>
        </table:table-row>
        <table:table-row table:style-name="TableRow0806">
          <table:table-cell table:style-name="TableCell080600">
            <text:p text:style-name="P148"><text:span text:style-name="T86">Description:</text:span></text:p>
          </table:table-cell>
          <table:table-cell table:style-name="TableCell080601">
            <text:p text:style-name="P148"><text:span text:style-name="T86">Send the required string through UART to the other UART device.</text:span></text:p>
          </table:table-cell>
        </table:table-row>
        <table:table-row table:style-name="TableRow0807">
          <table:table-cell table:style-name="TableCell080700">
            <text:p text:style-name="P150"><text:span text:style-name="T86">NUM:</text:span></text:p>
          </table:table-cell>
          <table:table-cell table:style-name="TableCell080701">
            <text:p text:style-name="P150"><text:span text:style-name="T86"/></text:p>
          </table:table-cell>
        </table:table-row>
      </table:table>
      <text:p text:style-name="P152"><text:span text:style-name="T86"/></text:p>
      <text:p text:style-name="P152"><text:span text:style-name="T86"/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154"><text:span text:style-name="T88">Service name:</text:span></text:p>
          </table:table-cell>
          <table:table-cell table:style-name="TableCell090001">
            <text:p text:style-name="P154"><text:span text:style-name="T88">UART_receiveString</text:span></text:p>
          </table:table-cell>
        </table:table-row>
        <table:table-row table:style-name="TableRow0901">
          <table:table-cell table:style-name="TableCell090100">
            <text:p text:style-name="P157"><text:span text:style-name="T88">Syntax:</text:span></text:p>
          </table:table-cell>
          <table:table-cell table:style-name="TableCell090101">
            <text:p text:style-name="P157"><text:span text:style-name="T88">void UART_receiveString(uint8 *Str)</text:span></text:p>
          </table:table-cell>
        </table:table-row>
        <table:table-row table:style-name="TableRow0902">
          <table:table-cell table:style-name="TableCell090200">
            <text:p text:style-name="P160"><text:span text:style-name="T88">Parameters (in):</text:span></text:p>
          </table:table-cell>
          <table:table-cell table:style-name="TableCell090201">
            <text:p text:style-name="P160"><text:span text:style-name="T88">uint8 *Str</text:span></text:p>
          </table:table-cell>
        </table:table-row>
        <table:table-row table:style-name="TableRow0903">
          <table:table-cell table:style-name="TableCell090300">
            <text:p text:style-name="P163"><text:span text:style-name="T88">Parameters (in/out):</text:span></text:p>
          </table:table-cell>
          <table:table-cell table:style-name="TableCell090301">
            <text:p text:style-name="P163"><text:span text:style-name="T88">None</text:span></text:p>
          </table:table-cell>
        </table:table-row>
        <table:table-row table:style-name="TableRow0904">
          <table:table-cell table:style-name="TableCell090400">
            <text:p text:style-name="P166"><text:span text:style-name="T88">Parameters (out):</text:span></text:p>
          </table:table-cell>
          <table:table-cell table:style-name="TableCell090401">
            <text:p text:style-name="P166"><text:span text:style-name="T88">None</text:span></text:p>
          </table:table-cell>
        </table:table-row>
        <table:table-row table:style-name="TableRow0905">
          <table:table-cell table:style-name="TableCell090500">
            <text:p text:style-name="P169"><text:span text:style-name="T88">Return value:</text:span></text:p>
          </table:table-cell>
          <table:table-cell table:style-name="TableCell090501">
            <text:p text:style-name="P169"><text:span text:style-name="T88">None</text:span></text:p>
          </table:table-cell>
        </table:table-row>
        <table:table-row table:style-name="TableRow0906">
          <table:table-cell table:style-name="TableCell090600">
            <text:p text:style-name="P172"><text:span text:style-name="T88">Description:</text:span></text:p>
          </table:table-cell>
          <table:table-cell table:style-name="TableCell090601">
            <text:p text:style-name="P172"><text:span text:style-name="T88"><text:s/>Receive the required string until the '<text:s text:c="2"/>' symbol through UART from the other UART device.</text:span></text:p>
          </table:table-cell>
        </table:table-row>
        <table:table-row table:style-name="TableRow0907">
          <table:table-cell table:style-name="TableCell090700">
            <text:p text:style-name="P174"><text:span text:style-name="T88">NUM:</text:span></text:p>
          </table:table-cell>
          <table:table-cell table:style-name="TableCell090701">
            <text:p text:style-name="P174"><text:span text:style-name="T88"/></text:p>
          </table:table-cell>
        </table:table-row>
      </table:table>
      <text:p text:style-name="P176"><text:span text:style-name="T88"/></text:p>
      <text:p text:style-name="P176"><text:span text:style-name="T88"/></text:p>
      <text:p text:style-name="P176"><text:span text:style-name="T89"/></text:p>
      <text:p text:style-name="P176"><text:span text:style-name="T89"/></text:p>
      <text:p text:style-name="P176"><text:span text:style-name="T89"/></text:p>
      <text:p text:style-name="P176"><text:span text:style-name="T89"/></text:p>
      <text:p text:style-name="P176"><text:span text:style-name="T8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